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245cm"/>
    </style:style>
    <style:style style:name="gr3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6pt"/>
    </style:style>
    <style:style style:name="P3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Source Code Pro1" fo:font-size="16pt"/>
    </style:style>
    <style:style style:name="T2" style:family="text">
      <style:text-properties style:font-name="Source Code Pr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27cm" svg:x="1.223cm" svg:y="2.01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667cm" svg:height="1.27cm" svg:x="1.217cm" svg:y="5.364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667cm" svg:height="1.27cm" svg:x="1.217cm" svg:y="8.83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027cm" svg:height="1.495cm" svg:x="2.847cm" svg:y="3.615cm">
          <draw:text-box>
            <text:p><text:span text:style-name="T2">Clock Cycle</text:span></text:p>
          </draw:text-box>
        </draw:frame>
        <draw:connector draw:style-name="gr3" draw:text-style-name="P4" draw:layer="layout" svg:x1="2.556cm" svg:y1="3.286cm" svg:x2="2.55cm" svg:y2="5.364cm" draw:start-shape="id1" draw:start-glue-point="2" draw:end-shape="id2" draw:end-glue-point="0" svg:d="M2556 3286v1039h-6v1039" svg:viewBox="0 0 7 2079">
          <text:p/>
        </draw:connector>
        <draw:connector draw:style-name="gr3" draw:text-style-name="P4" draw:layer="layout" draw:line-skew="0cm 0.811cm" svg:x1="2.55cm" svg:y1="10.101cm" svg:x2="2.556cm" svg:y2="2.016cm" draw:start-shape="id3" draw:start-glue-point="2" draw:end-shape="id1" draw:end-glue-point="0" svg:d="M2550 10101v518h2668v-9121h-2662v518" svg:viewBox="0 0 2669 9122">
          <text:p/>
        </draw:connector>
        <draw:frame draw:style-name="gr2" draw:text-style-name="P3" draw:layer="layout" svg:width="2.027cm" svg:height="1.495cm" svg:x="2.852cm" svg:y="7.002cm">
          <draw:text-box>
            <text:p><text:span text:style-name="T2">C</text:span><text:span text:style-name="T2">l</text:span><text:span text:style-name="T2">o</text:span><text:span text:style-name="T2">c</text:span><text:span text:style-name="T2">k </text:span><text:span text:style-name="T2">C</text:span><text:span text:style-name="T2">y</text:span><text:span text:style-name="T2">c</text:span><text:span text:style-name="T2">l</text:span><text:span text:style-name="T2">e</text:span></text:p>
          </draw:text-box>
        </draw:frame>
        <draw:connector draw:style-name="gr3" draw:text-style-name="P4" draw:layer="layout" svg:x1="2.561cm" svg:y1="6.673cm" svg:x2="2.55cm" svg:y2="8.831cm" draw:end-shape="id3" draw:end-glue-point="0" svg:d="M2561 6673v820h-11v1338" svg:viewBox="0 0 12 2159">
          <text:p/>
        </draw:connector>
        <draw:frame draw:style-name="gr2" draw:text-style-name="P3" draw:layer="layout" svg:width="2.027cm" svg:height="1.495cm" svg:x="5.218cm" svg:y="5.147cm">
          <draw:text-box>
            <text:p><text:span text:style-name="T2">Clock Cyc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.128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7-24T13:39:28.720455396</dc:date>
    <meta:editing-duration>PT1H19S</meta:editing-duration>
    <meta:editing-cycles>5</meta:editing-cycles>
    <meta:generator>LibreOffice/6.2.4.2.0$Linux_X86_64 LibreOffice_project/20$Build-2</meta:generator>
    <meta:document-statistic meta:object-count="9"/>
  </office:meta>
</office:document-meta>
</file>